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20cm" svg:x="5.19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2cm" svg:x="5.194cm" svg:y="23cm">
          <text:p text:style-name="P1"><text:span text:style-name="T1">ar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21cm">
          <text:p text:style-name="P1">FIN_LIN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9cm">
          <text:p text:style-name="P1">FIN_LINEA_NUE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7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1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9cm">
          <text:p text:style-name="P1">$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7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cm" svg:height="2cm" svg:x="5.194cm" svg:y="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4.5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3.194cm" svg:y="6.5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3.194cm" svg:y="8.538cm">
          <draw:text-box>
            <text:p><text:span text:style-name="T2">32</text:span></text:p>
          </draw:text-box>
        </draw:frame>
        <draw:frame draw:style-name="gr5" draw:text-style-name="P3" draw:layer="layout" svg:width="1.205cm" svg:height="0.962cm" svg:x="3.194cm" svg:y="10.5cm">
          <draw:text-box>
            <text:p><text:span text:style-name="T2">28</text:span></text:p>
          </draw:text-box>
        </draw:frame>
        <draw:frame draw:style-name="gr6" draw:text-style-name="P3" draw:layer="layout" svg:width="1.205cm" svg:height="1cm" svg:x="3.194cm" svg:y="12.5cm">
          <draw:text-box>
            <text:p><text:span text:style-name="T2">24</text:span></text:p>
          </draw:text-box>
        </draw:frame>
        <draw:frame draw:style-name="gr5" draw:text-style-name="P3" draw:layer="layout" svg:width="1.205cm" svg:height="0.962cm" svg:x="3.194cm" svg:y="14.5cm">
          <draw:text-box>
            <text:p><text:span text:style-name="T2">20</text:span></text:p>
          </draw:text-box>
        </draw:frame>
        <draw:frame draw:style-name="gr5" draw:text-style-name="P3" draw:layer="layout" svg:width="1.205cm" svg:height="0.962cm" svg:x="3.194cm" svg:y="16.5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3.194cm" svg:y="18.5cm">
          <draw:text-box>
            <text:p><text:span text:style-name="T2">12</text:span></text:p>
          </draw:text-box>
        </draw:frame>
        <draw:frame draw:style-name="gr5" draw:text-style-name="P3" draw:layer="layout" svg:width="0.853cm" svg:height="0.962cm" svg:x="3.379cm" svg:y="20.437cm">
          <draw:text-box>
            <text:p><text:span text:style-name="T2">8</text:span></text:p>
          </draw:text-box>
        </draw:frame>
        <draw:frame draw:style-name="gr5" draw:text-style-name="P3" draw:layer="layout" svg:width="0.853cm" svg:height="0.962cm" svg:x="3.341cm" svg:y="22.5cm">
          <draw:text-box>
            <text:p><text:span text:style-name="T2">4</text:span></text:p>
          </draw:text-box>
        </draw:frame>
        <draw:frame draw:style-name="gr7" draw:text-style-name="P3" draw:layer="layout" svg:width="0.853cm" svg:height="0.962cm" svg:x="3.341cm" svg:y="24.5cm">
          <draw:text-box>
            <text:p><text:span text:style-name="T2">0</text:span></text:p>
          </draw:text-box>
        </draw:frame>
        <draw:custom-shape draw:style-name="gr8" draw:text-style-name="P1" draw:layer="layout" svg:width="0.5cm" svg:height="8cm" svg:x="15.194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6.194cm" svg:y="20.538cm">
          <draw:text-box>
            <text:p>ABA</text:p>
          </draw:text-box>
        </draw:frame>
        <draw:custom-shape draw:style-name="gr8" draw:text-style-name="P1" draw:layer="layout" svg:width="0.5cm" svg:height="4cm" svg:x="15.194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383cm" svg:height="0.962cm" svg:x="16.222cm" svg:y="14.5cm">
          <draw:text-box>
            <text:p>UA</text:p>
          </draw:text-box>
        </draw:frame>
        <draw:custom-shape draw:style-name="gr8" draw:text-style-name="P1" draw:layer="layout" svg:width="0.5cm" svg:height="8cm" svg:x="15.194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1.806cm" svg:height="1cm" svg:x="16.094cm" svg:y="8.5cm">
          <draw:text-box>
            <text:p>S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22T16:00:18</dc:date>
    <meta:editing-duration>PT00H30M23S</meta:editing-duration>
    <meta:editing-cycles>14</meta:editing-cycles>
    <meta:generator>OpenOffice.org/3.2$Linux OpenOffice.org_project/320m12$Build-9483</meta:generator>
    <meta:document-statistic meta:object-count="28"/>
  </office:meta>
</office:document-meta>
</file>